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pitch="variable" style:font-charset="x-symbol"/>
    <style:font-face style:name="HBJGFC+NimbusRomNo9L-Medi" svg:font-family="HBJGFC+NimbusRomNo9L-Medi"/>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0.3925in"/>
          <style:tab-stop style:position="0.7866in"/>
          <style:tab-stop style:position="1.1807in"/>
          <style:tab-stop style:position="1.5736in"/>
          <style:tab-stop style:position="1.9673in"/>
          <style:tab-stop style:position="2.3618in"/>
          <style:tab-stop style:position="2.7547in"/>
          <style:tab-stop style:position="3.1492in"/>
          <style:tab-stop style:position="3.5429in"/>
          <style:tab-stop style:position="3.9366in"/>
          <style:tab-stop style:position="4.3299in"/>
          <style:tab-stop style:position="4.7236in"/>
        </style:tab-stops>
      </style:paragraph-properties>
      <style:text-properties fo:font-weight="bold" style:font-size-asian="12pt"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tab-stops>
          <style:tab-stop style:position="0.3925in"/>
          <style:tab-stop style:position="0.7866in"/>
          <style:tab-stop style:position="1.1807in"/>
          <style:tab-stop style:position="1.5736in"/>
          <style:tab-stop style:position="1.9673in"/>
          <style:tab-stop style:position="2.3618in"/>
          <style:tab-stop style:position="2.7547in"/>
          <style:tab-stop style:position="3.1492in"/>
          <style:tab-stop style:position="3.5429in"/>
          <style:tab-stop style:position="3.9366in"/>
          <style:tab-stop style:position="4.3299in"/>
          <style:tab-stop style:position="4.7236in"/>
        </style:tab-stops>
      </style:paragraph-properties>
      <style:text-properties fo:font-weight="normal" style:font-size-asian="12pt" style:font-weight-asian="normal" style:font-weight-complex="normal"/>
    </style:style>
    <style:style style:name="P5" style:family="paragraph" style:parent-style-name="Standard">
      <style:paragraph-properties>
        <style:tab-stops>
          <style:tab-stop style:position="0.3925in"/>
          <style:tab-stop style:position="0.7866in"/>
          <style:tab-stop style:position="1.1807in"/>
          <style:tab-stop style:position="1.5736in"/>
          <style:tab-stop style:position="1.9673in"/>
          <style:tab-stop style:position="2.3618in"/>
          <style:tab-stop style:position="2.7547in"/>
          <style:tab-stop style:position="3.1492in"/>
          <style:tab-stop style:position="3.5429in"/>
          <style:tab-stop style:position="3.9366in"/>
          <style:tab-stop style:position="4.3299in"/>
          <style:tab-stop style:position="4.7236in"/>
        </style:tab-stops>
      </style:paragraph-properties>
      <style:text-properties fo:font-style="italic" fo:font-weight="bold" style:font-size-asian="12pt" style:font-style-asian="italic" style:font-weight-asian="bold" style:font-style-complex="italic" style:font-weight-complex="bold"/>
    </style:style>
    <style:style style:name="P6"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style:tab-stops>
          <style:tab-stop style:position="0.3925in"/>
          <style:tab-stop style:position="0.7866in"/>
          <style:tab-stop style:position="1.1807in"/>
          <style:tab-stop style:position="1.5736in"/>
          <style:tab-stop style:position="1.9673in"/>
          <style:tab-stop style:position="2.3618in"/>
          <style:tab-stop style:position="2.7547in"/>
          <style:tab-stop style:position="3.1492in"/>
          <style:tab-stop style:position="3.5429in"/>
          <style:tab-stop style:position="3.9366in"/>
          <style:tab-stop style:position="4.3299in"/>
          <style:tab-stop style:position="4.7236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Text_20_body">
      <style:paragraph-properties>
        <style:tab-stops>
          <style:tab-stop style:position="0.3925in"/>
          <style:tab-stop style:position="0.7866in"/>
          <style:tab-stop style:position="1.1807in"/>
          <style:tab-stop style:position="1.5736in"/>
          <style:tab-stop style:position="1.9673in"/>
          <style:tab-stop style:position="2.3618in"/>
          <style:tab-stop style:position="2.7547in"/>
          <style:tab-stop style:position="3.1492in"/>
          <style:tab-stop style:position="3.5429in"/>
          <style:tab-stop style:position="3.9366in"/>
          <style:tab-stop style:position="4.3299in"/>
          <style:tab-stop style:position="4.7236in"/>
        </style:tab-stops>
      </style:paragraph-properties>
      <style:text-properties fo:font-weight="bold" style:font-size-asian="12pt" style:font-weight-asian="bold" style:font-weight-complex="bold"/>
    </style:style>
    <style:style style:name="P11" style:family="paragraph" style:parent-style-name="Text_20_body">
      <style:paragraph-properties fo:margin-top="0in" fo:margin-bottom="0in"/>
      <style:text-properties fo:font-weight="bold" style:font-weight-asian="bold" style:font-weight-complex="bold"/>
    </style:style>
    <style:style style:name="P12" style:family="paragraph" style:parent-style-name="Standard" style:list-style-name="L1">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4">
      <style:text-properties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list-style-name="L4">
      <style:text-properties fo:font-size="12pt" fo:font-style="normal" fo:font-weight="bold" style:font-size-asian="10.5pt" style:font-style-asian="normal" style:font-weight-asian="bold" style:font-size-complex="12pt" style:font-style-complex="normal" style:font-weight-complex="bold"/>
    </style:style>
    <style:style style:name="P15" style:family="paragraph" style:parent-style-name="Standard" style:list-style-name="L2">
      <style:text-properties fo:font-weight="bold" style:font-weight-asian="bold" style:font-weight-complex="bold"/>
    </style:style>
    <style:style style:name="P16" style:family="paragraph" style:parent-style-name="Standard" style:list-style-name="L3">
      <style:text-properties fo:font-weight="bold" style:font-weight-asian="bold" style:font-weight-complex="bold"/>
    </style:style>
    <style:style style:name="P17" style:family="paragraph" style:parent-style-name="Standard" style:list-style-name="L5">
      <style:paragraph-properties>
        <style:tab-stops>
          <style:tab-stop style:position="0.3925in"/>
          <style:tab-stop style:position="0.7866in"/>
          <style:tab-stop style:position="1.1807in"/>
          <style:tab-stop style:position="1.5736in"/>
          <style:tab-stop style:position="1.9673in"/>
          <style:tab-stop style:position="2.3618in"/>
          <style:tab-stop style:position="2.7547in"/>
          <style:tab-stop style:position="3.1492in"/>
          <style:tab-stop style:position="3.5429in"/>
          <style:tab-stop style:position="3.9366in"/>
          <style:tab-stop style:position="4.3299in"/>
          <style:tab-stop style:position="4.7236in"/>
        </style:tab-stops>
      </style:paragraph-properties>
      <style:text-properties fo:font-weight="bold" style:font-size-asian="12pt" style:font-weight-asian="bold" style:font-weight-complex="bold"/>
    </style:style>
    <style:style style:name="P18" style:family="paragraph" style:parent-style-name="Standard" style:list-style-name="L3"/>
    <style:style style:name="P19" style:family="paragraph" style:parent-style-name="Standard" style:list-style-name="L3">
      <style:text-properties fo:font-weight="normal" style:font-weight-asian="normal" style:font-weight-complex="normal"/>
    </style:style>
    <style:style style:name="P20" style:family="paragraph" style:parent-style-name="Standard" style:list-style-name="L5">
      <style:paragraph-properties>
        <style:tab-stops>
          <style:tab-stop style:position="0.3925in"/>
          <style:tab-stop style:position="0.7866in"/>
          <style:tab-stop style:position="1.1807in"/>
          <style:tab-stop style:position="1.5736in"/>
          <style:tab-stop style:position="1.9673in"/>
          <style:tab-stop style:position="2.3618in"/>
          <style:tab-stop style:position="2.7547in"/>
          <style:tab-stop style:position="3.1492in"/>
          <style:tab-stop style:position="3.5429in"/>
          <style:tab-stop style:position="3.9366in"/>
          <style:tab-stop style:position="4.3299in"/>
          <style:tab-stop style:position="4.7236in"/>
        </style:tab-stops>
      </style:paragraph-properties>
      <style:text-properties fo:font-weight="normal" style:font-size-asian="12pt" style:font-weight-asian="normal" style:font-weight-complex="normal"/>
    </style:style>
    <style:style style:name="P21" style:family="paragraph" style:parent-style-name="Standard" style:list-style-name="L5">
      <style:paragraph-properties>
        <style:tab-stops>
          <style:tab-stop style:position="0.3925in"/>
          <style:tab-stop style:position="0.7866in"/>
          <style:tab-stop style:position="1.1807in"/>
          <style:tab-stop style:position="1.5736in"/>
          <style:tab-stop style:position="1.9673in"/>
          <style:tab-stop style:position="2.3618in"/>
          <style:tab-stop style:position="2.7547in"/>
          <style:tab-stop style:position="3.1492in"/>
          <style:tab-stop style:position="3.5429in"/>
          <style:tab-stop style:position="3.9366in"/>
          <style:tab-stop style:position="4.3299in"/>
          <style:tab-stop style:position="4.7236in"/>
        </style:tab-stops>
      </style:paragraph-properties>
      <style:text-properties style:font-size-asian="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style:style style:name="T5" style:family="text">
      <style:text-properties style:font-name="HBJGFC+NimbusRomNo9L-Medi" fo:font-size="12pt" fo:font-weight="normal" style:font-name-asian="HBJGFC+NimbusRomNo9L-Medi" style:font-weight-asian="normal" style:font-name-complex="HBJGFC+NimbusRomNo9L-Medi" style:font-size-complex="12pt" style:font-weight-complex="normal"/>
    </style:style>
    <style:style style:name="T6" style:family="text">
      <style:text-properties fo:color="#00ff00"/>
    </style:style>
    <style:style style:name="T7" style:family="text">
      <style:text-properties fo:color="#ff00ff"/>
    </style:style>
    <style:style style:name="T8" style:family="text">
      <style:text-properties fo:color="#00ffff"/>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andleiding bij de laatste opmerkingen van Joop over hoofdstuk 2</text:p>
      <text:p text:style-name="P6"/>
      <text:p text:style-name="P8">Om duidelijk te maken waar de verschillen zitten maak ik gebruik van markering in drie kleuren:</text:p>
      <text:p text:style-name="P8"/>
      <text:list xml:id="list1605751632" text:style-name="L1">
        <text:list-item>
          <text:p text:style-name="P12"><text:span text:style-name="T6">Groen</text:span> – deze tekst was reeds gewijzigd in de versie van 5 oktober 2008, naar aanleiding van de opmerkingen van jou van 21 mei 2008.</text:p>
        </text:list-item>
        <text:list-item>
          <text:p text:style-name="P12"><text:span text:style-name="T7">Paars</text:span> – deze tekst was gewijzigd in de versie van 5 oktober 2008. Bij nader inzien heb ik besloten deze tekst daarna nogmaals bij te werken of verder uit te breiden.</text:p>
        </text:list-item>
        <text:list-item>
          <text:p text:style-name="P12"><text:span text:style-name="T8">Cyaan</text:span> – deze tekst is nieuw en dient ter verduidelijking. </text:p>
        </text:list-item>
      </text:list>
      <text:p text:style-name="P8"/>
      <text:p text:style-name="P8">Verder licht ik per punt van jou hieronder toe hoe ik de opmerking verwerkt heb.</text:p>
      <text:p text:style-name="P6"/>
      <text:p text:style-name="P6">Vragen naar aanleiding van 2.1 Introduction</text:p>
      <text:list xml:id="list1439159374" text:style-name="L2">
        <text:list-item>
          <text:p text:style-name="P15">Wat bedoel je met spin coupled ?? </text:p>
        </text:list-item>
      </text:list>
      <text:list xml:id="list1054006485" text:style-name="L3">
        <text:list-header>
          <text:p text:style-name="P18">Eigenlijk bedoel ik hier dat de twee electronen samen een singlet paar vormen, dus heb ik de tekst aangepast (paars). Tevens heb ik de beschrijving iets uitgebreid omdat ik vond dat de (Slater) determinanten opeens uit de lucht kwamen vallen (cyaan). </text:p>
        </text:list-header>
        <text:list-item>
          <text:p text:style-name="P16">p3: “ as can be seen .in the examples ..” Waar kun je dat zien en zijn er eigenlijk meerdere examples.</text:p>
          <text:p text:style-name="P19">Ik heb de tekst iets uitgebreid. Het belangrijkste is dat een VB functie waarvan de orbitals geoptimaliseerd worden compact kan blijven, dat wil zeggen dat het aantal structuren beperkt kan blijven tot een zinvol minimum (paars).</text:p>
        </text:list-item>
        <text:list-item>
          <text:p text:style-name="P16">De orbital optimalisatie methode, wortdt niet helder uitgelegd em hoort hier ook misschien wel niet.</text:p>
          <text:p text:style-name="P19">Dit is de inleiding. Ik leg in hoofdlijnen uit wat bereikt wordt met orbital optimalisatie. In sectie 2.2.1 wordt in detail uitgelegd hoe de orbital optimalisatie met behulp van de Super CI methode werkt. Ik ben het met je eens dat een uitgebreide uitleg in de inleiding niet op zijn plaats zou zijn. Een korte inleiding is echter noodzakelijk (geen wijziging).</text:p>
        </text:list-item>
        <text:list-item>
          <text:p text:style-name="P16">waarom noem je DIIS en levelshifts, hier; was je van plan het uit te leggen ?</text:p>
          <text:p text:style-name="P19">Ik heb de expliciete vermelding van DIIS en levelshifts weggehaald: ze vallen onder de noemer “several options to speed-up the calculations”. Wil men weten welke andere opties er zijn dan kan men referenties 14 t/m 17 raadplegen. DIIS en levelshifts leiden hier inderdaad alleen maar af. Ze worden nu overigens wel toegelicht in de sectie met de voorbeeldberekeningen. Ik had deze wijziging al doorgevoerd (groen).</text:p>
        </text:list-item>
        <text:list-item>
          <text:p text:style-name="P16">MCSCF en FOCK zijn hier allemaal losse kreten; Je moet iets uitgebreider uit;eggen wat het is en waarom.</text:p>
          <text:p text:style-name="P19">Heb ik reeds gedaan (groen).</text:p>
        </text:list-item>
        <text:list-item>
          <text:p text:style-name="P16">Kortom de inleiding is onbegrijpelijk voor iemand die zich hier in wil verdiepen</text:p>
          <text:p text:style-name="P19">Ik ga ervan uit dat de bijgewerkte versie niet onbegrijpelijk is. Ik heb me geprobeerd te verplaatsen in een hoofdvakstudent, die zich wil verdiepen in de orbital optimalisatie.</text:p>
        </text:list-item>
      </text:list>
      <text:p text:style-name="P3"/>
      <text:p text:style-name="P6">Vragen naar aanleiding van 2.2 Theory</text:p>
      <text:list xml:id="list1166028887" text:style-name="L4">
        <text:list-item>
          <text:p text:style-name="P14">p4 : weten we wat vectors zijn; je gebruikt vectors en orbitals door elkaar heen.</text:p>
          <text:p text:style-name="P13">Ik heb de relatie tussen vectoren en orbitals uitgelegd (groen).</text:p>
        </text:list-item>
        <text:list-item>
          <text:p text:style-name="P14">De verwachtings waarde van de energie kan alles zijn en formule 2.1 moet van normering voorzien zijn.</text:p>
          <text:p text:style-name="P13"><text:soft-page-break/>Er stond al “the expectation value ... is not necessarily the lowest possible.” - kan dus inderdaad alles zijn. Normering heb ik toegevoegd (groen).</text:p>
        </text:list-item>
      </text:list>
      <text:list xml:id="list1030917804" text:style-name="L5">
        <text:list-item>
          <text:p text:style-name="P17">welke multidimensional function is dit en wat zijn de dimensie.</text:p>
          <text:p text:style-name="P20">De formulering was inderdaad abstract. Ik heb de zin aangepast (paars) en uitgebreid met een concrete beschrijving van wat er gebeurt. </text:p>
        </text:list-item>
        <text:list-item text:start-value="1">
          <text:p text:style-name="P17">Als Newton Raphson so populair is, waarom gebruiken we hem niet en wat is het.</text:p>
          <text:p text:style-name="P20">De convergentie in Newton Raphson is kwadratisch, ten opzichte van lineair in Super CI. Ik heb dit aangepast (groen).</text:p>
        </text:list-item>
      </text:list>
      <text:p text:style-name="P4"/>
      <text:p text:style-name="P7">Vragen naar aanleiding van 2.2.1 Super CI</text:p>
      <text:list xml:id="list1045681272" text:continue-list="list1030917804" text:style-name="L5">
        <text:list-item text:start-value="1">
          <text:p text:style-name="P17">Wat is het is het Brillouin theorema.</text:p>
          <text:p text:style-name="P20">Het Brillouin theorema wordt in de inleiding al uitgelegd: “...and the Brillouin theorem, which states that for optimal orbitals the singly excited Brillouin states do not interact or mix with the ground (or reference) state”. Nogmaals opgenomen (groen).</text:p>
        </text:list-item>
        <text:list-item>
          <text:p text:style-name="P17">hoe worden de coefficienten in <text:s/>psi bepaald.</text:p>
          <text:p text:style-name="P20">Was al aangepast. Ik heb nu tevens “chosen” nog veranderd in “variationally determined” (paars) om aan te geven dat de coefficiënten variationeel bepaald worden.</text:p>
        </text:list-item>
        <text:list-item>
          <text:p text:style-name="P17">wordt delocal en local goed uitgelegd en waarom wordt dat hier genoemd.</text:p>
          <text:p text:style-name="P20">Ik heb de beschrijving van <text:span text:style-name="T1">delocal</text:span><text:span text:style-name="T2"> en </text:span><text:span text:style-name="T1">local </text:span><text:span text:style-name="T2">op</text:span> deze plek (boven “Adapting Orbitals”) verwijderd. De beschrijving is verbeterd en bevindt zich nu aan het einde van het stukje “Doubly Occupied Orthogonal Orbitals”, vlak boven “Non-Orthogonal Orbitals” in Sectie 2.2.3 (groen).</text:p>
        </text:list-item>
        <text:list-item>
          <text:p text:style-name="P17">in formule 2.8 verschijnt psi-0, wat is dit nu.</text:p>
          <text:p text:style-name="P20">In de beschrijving tussen formule 2.6 en 2.7 (zelfde pagina) staat uitgelegd dat er gewerkt gaat worden met een 1 determinant golffunctie Psi_0 = |i<text:span text:style-name="T3">i</text:span>jk|. Jouw opmerking suggereert alsof Psi_0 uit de lucht komt vallen, hetgeen niet het geval is: Psi_0 verschijnt daar niet maar is dus al eerder geïntroduceerd (geen wijziging).</text:p>
        </text:list-item>
        <text:list-item>
          <text:p text:style-name="P17">verg 2.10 : 1e en 2e regel zijn gelijk; er staan geen = tekens tussen de vergelijkingen en er zou =0 schter mogen net als bij 2.9; wat is E0 oftewel hoe ga je van regel 2 naar 3.</text:p>
          <text:p text:style-name="P20">Ik heb de formule verbeterd en het “=0” toegevoegd. Tevens leg ik uit wat E_0 is (groen).</text:p>
        </text:list-item>
        <text:list-item>
          <text:p text:style-name="P17">2.11 geldt ook voor een niet genormeerde golffunctie.</text:p>
          <text:p text:style-name="P20">Ik heb de normering tussen vergelijking 2.10 en 2.11 verwijderd.</text:p>
        </text:list-item>
        <text:list-item>
          <text:p text:style-name="P17">2.11 is het Brillouin theorema.</text:p>
          <text:p text:style-name="P20">Dit heb ik nog eens expliciet gesteld (groen).</text:p>
        </text:list-item>
        <text:list-item>
          <text:p text:style-name="P17">wat is partly unoccupied.</text:p>
          <text:p text:style-name="P20">(partly) is verwijderd. Op pagina 7 leg ik nu uit wat er anders is voor meer determinant golffuncties (“Up till here, ... no longer change). Hierin leg ik tevens uit wat partly (un)occupied is (groen).</text:p>
        </text:list-item>
        <text:list-item>
          <text:p text:style-name="P17">formule 2.14 en de zin ervoor en erna worden niet goed uitgelegd.</text:p>
          <text:p text:style-name="P20">Ik begrijp niet wat er niet goed wordt uitgelegd (geen wijziging).</text:p>
        </text:list-item>
        <text:list-item>
          <text:p text:style-name="P17">formule 2.15 heeft komma's en niet = tekens. Verband 2.7 and 2.15 moet verklaard.</text:p>
          <text:p text:style-name="P20">Komma's zijn veranderd in “=” tekens (groen). Verband verduidelijkt (paars).</text:p>
        </text:list-item>
        <text:list-item>
          <text:p text:style-name="P17">Waarom is de Brillouin conditie niet fulfilled in een enkele stap ?</text:p>
          <text:p text:style-name="P20">Omdat de coefficiënten onafhankelijk van elkaar worden aangepast (paars). Wel wordt verwacht/aangenomen dat de veranderingen in de orbitals per iteratie kleiner worden (groen).</text:p>
        </text:list-item>
        <text:list-item>
          <text:p text:style-name="P17">De coefficienten in psi-0 kunnen ook opnieuw bepaald zijn</text:p>
          <text:p text:style-name="P20">Tot hier was sprake van een Psi_0 die maar uit 1 determinant bestond. Ik heb een beschrijving toegevoegd over de zaken waarop gelet dient te worden wanneer een multi determinant <text:soft-page-break/>golffunctie wordt gebruikt, zoals het opnieuw bepalen van de coefficiënten in Psi_0 (groen, pagina 7). </text:p>
        </text:list-item>
        <text:list-item>
          <text:p text:style-name="P17">p 7: i.p.v 2.9 kun je beter 2.10 hebben.</text:p>
          <text:p text:style-name="P20">Is reeds verbeterd (groen).</text:p>
        </text:list-item>
        <text:list-item>
          <text:p text:style-name="P17">je construeert niet om de convergentie te checken.</text:p>
          <text:p text:style-name="P20">Deze zin heb ik verwijderd. Verderop in de tekst meld ik dat een handige bijkomstigheid is dat Brillouin matrix elementen gebruikt kunnen worden om op convergentie te checken (cyaan).</text:p>
        </text:list-item>
        <text:list-item>
          <text:p text:style-name="P17">is eigenlijkl de brillouin matrix in vroegere publicaties wel gedefinieerd met H-E0 ?</text:p>
          <text:p text:style-name="P20">Ik heb er even een vroegere publicatie bijgepakt van J.H. van Lenthe, J. Verbeek en P. Pulay (Mol. Phys. 1991, Vol. 73, pags 1159-1170) en daarin wordt in vergelijking (6) genoemd, na de beschrijving van de Brillouin condition: &lt; Psi_0 | H – E_0 | Psi_0 &gt; = 0: gedefinieerd met H-E_0.</text:p>
        </text:list-item>
        <text:list-item>
          <text:p text:style-name="P17">formule 2.17 is fout</text:p>
          <text:p text:style-name="P20">Ik heb er een min-teken ingezet, zoals ook in vergelijking (17) van eerdergenoemde publicatie staat (groen).</text:p>
        </text:list-item>
        <text:list-item>
          <text:p text:style-name="P17">De berekening van je H-matrix s duur omdat heel veel matrix elementen moeten worden berekend en elke brillouin state 1-2 x zoveel determinanten als psi-0 bevat. De N**4 wordt nergens mee vergeleken en zegt los niets.</text:p>
          <text:p text:style-name="P20">De verklaring waarom het berekenen van de H-matrix zo duur is heb ik verbeterd (groen). De N^4 factor die los niets zegt heb ik weggehaald.</text:p>
        </text:list-item>
        <text:list-item>
          <text:p text:style-name="P17">je mag wel meteen zeggen i.p.v. 'fewer' wat word genegeerd.</text:p>
          <text:p text:style-name="P20">Ik heb “fewer” vervangen door “less” (groen).</text:p>
        </text:list-item>
        <text:list-item>
          <text:p text:style-name="P17">de zin voor 2.2.2 is zeer vaag en gaat niet over de hele H-matrix.</text:p>
          <text:p text:style-name="P20">Ik heb de beschrijving uitgebreid door te vertellen dat alleen eerste kolom en diagonaal elementen van de H-matrix worden gebruikt (groen).</text:p>
        </text:list-item>
      </text:list>
      <text:p text:style-name="P4"/>
      <text:p text:style-name="P7">Vragen naar aanleiding van 2.2.2 The Approximated Newton-Raphson Method</text:p>
      <text:list xml:id="list742355171" text:continue-list="list1045681272" text:style-name="L5">
        <text:list-item text:start-value="1">
          <text:p text:style-name="P17">p.8 : de twee zinnen beginnend met it is stressed, zeggen eigenlijk hetzelfde.</text:p>
          <text:p text:style-name="P20">Ik heb de tweede zin ingekort, zodat er niet meer tweemaal hetzelfde staat (groen).</text:p>
        </text:list-item>
        <text:list-item>
          <text:p text:style-name="P17">Of er een reduction in calculation time is, hangt ervan af of het aantal iteraties niet wild oploopt.</text:p>
          <text:p text:style-name="P20">Inderdaad, dat is wel een voorwaarde. Overgenomen (groen).</text:p>
        </text:list-item>
        <text:list-item>
          <text:p text:style-name="P17">waarom mag een gewichts factor wel benaderd worden ?`En om een bruggetje te maken, zou je hier <text:s/>al kunnen zeggen, "using a Fock matrix".</text:p>
          <text:p text:style-name="P20">Ik vertel nu dat slechte benaderingen kunnen leiden tot divergentie. Verder een bruggetje gemaakt met “Using a Fock matrix ...” (paars).</text:p>
        </text:list-item>
        <text:list-item>
          <text:p text:style-name="P17">MCSCF mag wel beter worden geintroduceeerd.</text:p>
          <text:p text:style-name="P20">Inmiddels wordt bijna de hele alinea gewijd aan MCSCF (groen).</text:p>
        </text:list-item>
        <text:list-item>
          <text:p text:style-name="P17">Bij formule 2.18 en erboven is de -E0 overbodig omdat we orthogonale orbitals hebben.</text:p>
          <text:p text:style-name="P20">Ik heb de -E_0 weggehaald (groen).</text:p>
        </text:list-item>
        <text:list-item>
          <text:p text:style-name="P17">gaan refs 19 en 20 niet over CASSCF, en dus een speciaal geval; Das&amp;Wahl gebruikten Fock matrices <text:s/>hoewel niet dezelfde.</text:p>
          <text:p text:style-name="P20">Inderdaad gaan referenties 19 en 20 over CASSCF. Inmiddels heb ik bij de (uitgebreide) uitleg over MCSCF verteld over CASSCF, hetgeen een speciaal geval is van MCSCF (groen). </text:p>
        </text:list-item>
        <text:list-item>
          <text:p text:style-name="P17">Waar komt de N**2 vandaan. Het bouwen van de Fock matrix of AO basis kost m**4, waarbij m de de basisset grootte is, en het transformeren naar mo's m**3.</text:p>
          <text:p text:style-name="P20"><text:soft-page-break/>Op zich zeggen al die N en M tot de macht 2, 3 en 4 niet zoveel, inderdaad. Wat hier relevant is is dat de complexiteit van de golffunctie, dat is het totaal aantal structuren/determinanten, niet van belang is: de transformatie blijft hetzelfde (groen).</text:p>
        </text:list-item>
        <text:list-item>
          <text:p text:style-name="P17">hebben we het nu over MCSCF of VB ??? Voor mcscf is die afhankelijkheid van het aantal elektronen minder. Houdt je hier nog even bij mcscf.</text:p>
          <text:p text:style-name="P20">Ik begrijp deze vraag niet helemaal: ik leg het verband uit tussen MCSCF/CASSCF en VB. Ik weet niet wat er bedoeld wordt met “die” afhankelijkheid van het aantal elektronen.</text:p>
        </text:list-item>
        <text:list-item>
          <text:p text:style-name="P17">boven formule 2.20 wordt niet duidelijk waqt er gaande is.Het mag wel netjes worden uigelegd, en you transformeerd iet je golffunctie zo dat de orbitals orthogonaal worden, maar <text:s/>je orthogonalisert je orbitals en bekijkt de resulterende golffuncteie, Trouwens we hebben het hier weer over psi-0 en de 0 komt en gaat.</text:p>
          <text:p text:style-name="P20">Uitleg boven 2.20 is uitgebreid (groen). Verder heb ik het transformeren van de golffunctie vervangen door het transformeren van orbitals (groen). Ik heb de Psi veranderd in Psi_0 (groen). </text:p>
        </text:list-item>
        <text:list-item>
          <text:p text:style-name="P17">leg CASVB uit (zelfs de term is niet verklaard)</text:p>
          <text:p text:style-name="P20">Wordt nu uitgelegd (groen).</text:p>
        </text:list-item>
        <text:list-item>
          <text:p text:style-name="P17">de orbitals zijn niet restricted --- ze zijn orthogonaal. en waarom is het aantal structuren waarschijnlijk groter. het is zeer onhandig geformuleerd, omdat uit phi-i iets concludeerd over ph-j; Verder zijn i en j tellertjes en geen aanduidingen van wat dan ook.</text:p>
          <text:p text:style-name="P20">Orbitals zijn orhogonaal, verbeterd (groen). Inderdaad was die zin over “waarschijnlijk groter” erg wazig en zei niet zoveel. Ik heb deze wazige frase vervangen door de bedoeling van de transformatie: “With this transformation a CASSCF wave function with orthogonal orbitals is created without changing neither the expectation value of the energy, nor the one electron density matrix (and hence the Fock matrix) on AO basis.” <text:s/>(groen).</text:p>
        </text:list-item>
        <text:list-item>
          <text:p text:style-name="P17">De zin met more important, is centraal voor je redenering, dus een beetje argumentatie is belangrijk.</text:p>
          <text:p text:style-name="P20">Uitleg onder 2.20 is uitgebreid (groen).</text:p>
        </text:list-item>
        <text:list-item>
          <text:p text:style-name="P17">als de orbitals niet veranderen veranderen logischerwijze de Fock matrixen niet.</text:p>
          <text:p text:style-name="P20">Dat is correct. Dit is inderdaad de achterliggende gedachte van deze transformatie (wat is de bedoeling van deze opmerking?).</text:p>
        </text:list-item>
        <text:list-item>
          <text:p text:style-name="P17">Onderaan p.9 het feit dat Fock gebruikt kan worden voor het optimaliseren (hoe ? door het diagonaliseren <text:s/>van een Fock matrix ?) magwel uitgelegd; Waar komt dit vandaan en wat zijn de regels voor MCSCF. Eigenlijk heb je niet echt aangetoond dat en hoe een Fock-operator gebruikt kan worden.</text:p>
          <text:p text:style-name="P20">Ik heb een extra zin toegevoegd: “This means that ... equation 2.18).” (groen). Het volledig afleiden van de regels voor MCSCF is, mijns inziens, overbodig en misplaatst hier. Ik heb hiermee nagegaan of de reeds bestaande regels voor MCSCF toegepast kunnen worden voor VBSCF. Met orthogonale orbitals is dat het geval. In de volgende sectie “Nonorthogonal Orbitals” wordt nagegaan of het ook met niet orthogonale orbitals werkt (geen wijziging).</text:p>
        </text:list-item>
      </text:list>
      <text:p text:style-name="P4"/>
      <text:p text:style-name="P5">Vragen naar aanleiding van 2.2.3 Fock Matrix Elements - Nonorthogonal Orbitals</text:p>
      <text:list xml:id="list1147889081" text:continue-list="list742355171" text:style-name="L5">
        <text:list-item text:start-value="1">
          <text:p text:style-name="P17">Bij de cofactor s(0)-0(i-a) zet een verwijzing naar formule 2.21</text:p>
          <text:p text:style-name="P20">Gedaan (groen).</text:p>
        </text:list-item>
        <text:list-item>
          <text:p text:style-name="P17">Wat zijn de Coulomb en exchange integralen (kun je die geven voor het voorbeeld)</text:p>
          <text:p text:style-name="P20">Ik duid nu expliciet de Coulomb en exchange integralen aan (groen).</text:p>
        </text:list-item>
        <text:list-item>
          <text:p text:style-name="P17">bij formule 2.25 doe je mcscf en vervolgens gebruik je de dichtheids matrix uit VB; waarom mag dit? <text:s/>Je zit nogal geruisloos 2 modellen te mengen.</text:p>
          <text:p text:style-name="P20"><text:soft-page-break/>Het is niet zozeer de vraag waarom dit mag, maar dat analoog aan MCSCF, met dezelfde ingrediënten, 1- en 2-electronintegralen en een dichtheidsmatrix, geanalyseerd wordt of een Fock matrix element nog steeds gelijk is aan een Brillouin matrix element. Extra uitleg toegevoegd (paars). <text:s/></text:p>
        </text:list-item>
        <text:list-item>
          <text:p text:style-name="P17">intergrals =&gt; integrals</text:p>
          <text:p text:style-name="P20">Typefout verbeterd.</text:p>
        </text:list-item>
        <text:list-item>
          <text:p text:style-name="P17">voorbeeld 2.28 lijkt overbodig en suggestief omdat ii wordt gekozen.</text:p>
          <text:p text:style-name="P20">Voorbeeld reeds verwijderd in versie van oktober.</text:p>
        </text:list-item>
        <text:list-item>
          <text:p text:style-name="P17">Other columns contain a "1" <text:s text:c="2"/>...... en dus. <text:s/>......</text:p>
          <text:p text:style-name="P20">En dus... niet alle elementen kunnen “nul” gemaakt worden, “nilled” (groen).</text:p>
        </text:list-item>
        <text:list-item>
          <text:p text:style-name="P17">bij de lijst van elementen die 0 moeten worden eerst zeggen dat het de eerste kolom in 2.33 is en dan de lijst van elementen geven.</text:p>
          <text:p text:style-name="P20">Ik heb “First column” toegevoegd (groen).</text:p>
        </text:list-item>
        <text:list-item>
          <text:p text:style-name="P17">de conclusie is dat i en a orthogonaal moeten zijn op alle andere orbitals; maar moeten <text:s/>i en a wel orthogonaal op andere virtuele orbitals zijn? Iicht toe</text:p>
          <text:p text:style-name="P20">Met de tekst “Furthermore, there is no restriction for the orthogonality amongst virtual orbitals, because the Brillouin matrix elements in the first column... Therefore, only one virtual orbital will be present in <text:span text:style-name="T1">all</text:span> determinants.” geef ik nu aan dat over de orthogonaliteit van “i” en “a” <text:s text:c="2"/>op de overige virtuele orbitals niets gezegd hoeft te worden, omdat er naast orbital “a” geen andere virtuele orbitals voorkomen in de determinanten (groen). </text:p>
        </text:list-item>
        <text:list-item>
          <text:p text:style-name="P17">the orthogonality restraints are not obtained from eq 2.29, but follow from the nnalysis of this equation</text:p>
          <text:p text:style-name="P20">Ik heb er “...follow from the analysis...” van gemaakt (groen).</text:p>
        </text:list-item>
        <text:list-item>
          <text:p text:style-name="P17">2.30 en 2.31 zouden natuurlijk kunnen leiden to andere (strengere) voorwaarden, maar dat toon je net aan.</text:p>
          <text:p text:style-name="P21"><text:span text:style-name="T4">Ik ga ervan uit dat het woord “net” eigenlijk “niet” moet zijn in jouw opmerking. In dit stuk (“Non-Orthogonal Orbitals”) toon ik aan, door uitwerken van vergelijking 2.29 (correspondeert met 2.28 in de nieuwe versie), dat de orbitals “i” en “a” orthogonaal op alles en iedereen moeten zijn. Daarmee ontstaat de situatie waar we mee begonnen in “Doubly Occupied Orthogonal Orbitals”. In die sectie wordt aangetoond dat met orthogonale orbitals Fock matrix elementen gebruikt kunnen worden in plaats van Brillouin matrix elementen. Strengere voorwaarden zijn er dus niet. Ik heb dit volledigheidshalve nog eens opgenomen (paars).</text:span><text:span text:style-name="T5"> </text:span></text:p>
        </text:list-item>
      </text:list>
      <text:p text:style-name="P5"/>
      <text:p text:style-name="P5">Vragen naar aanleiding van 2.2.3 Fock Matrix Elements – Approximation Of The Denominator</text:p>
      <text:list xml:id="list2156823229" text:continue-list="list1147889081" text:style-name="L5">
        <text:list-item text:start-value="1">
          <text:p text:style-name="P17">De singly excited structures zijn niet genormeerd (en mogen dat ook niet zijn) dus formule 2.35 is fout</text:p>
          <text:p text:style-name="P20">Ik deel nu door &lt;Psi_ia | Psi_ia &gt;, waardoor het nu goed moet zijn (paars).</text:p>
        </text:list-item>
        <text:list-item>
          <text:p text:style-name="P17">waar komen die N**2 en N**4 vandaan en hangt het ook niet af van het aantal determinanten in psi-0.</text:p>
          <text:p text:style-name="P20">In eerdere secties heb ik die N^2 en N^4 ook al verwijderd, omdat het niet zoveel zegt. Ik heb wel nog een stukje tekst toegevoegd om uit te leggen dat deze benadering dusdanig slecht kan zijn dat er geen convergentie meer optreedt (groen).</text:p>
        </text:list-item>
      </text:list>
      <text:p text:style-name="P2"/>
      <text:p text:style-name="P7">Vragen naar aanleiding van 2.3 Implementation</text:p>
      <text:list xml:id="list645492650" text:continue-list="list2156823229" text:style-name="L5">
        <text:list-item text:start-value="1">
          <text:p text:style-name="P17">Hoe worden de orbitals geupdate met de complete b-vector.</text:p>
          <text:p text:style-name="P20">Ik vertel nu dat de orbitals met de elementen uit de b-vector aanpas, zoals dat eerder beschreven <text:soft-page-break/>is in vergelijking 2.15 (groen).</text:p>
        </text:list-item>
        <text:list-item>
          <text:p text:style-name="P17">leg uit wat doc voc en uoc betekend, naast het uitschrijven.</text:p>
          <text:p text:style-name="P20">Uitleg toegevoegd (groen).</text:p>
        </text:list-item>
      </text:list>
      <text:p text:style-name="P2"/>
      <text:p text:style-name="P7">Vragen naar aanleiding van 2.4 Sample Calculations</text:p>
      <text:list xml:id="list1709337269" text:continue-list="list645492650" text:style-name="L5">
        <text:list-item text:start-value="1">
          <text:p text:style-name="P17">p16 wat is de super optie en wat zijn externe excitaties ?</text:p>
          <text:p text:style-name="P20">De super optie en externe excitaties worden toegelicht (groen).</text:p>
        </text:list-item>
        <text:list-item>
          <text:p text:style-name="P17">Leg <text:s/>je ooit uit wat level shiften is.</text:p>
          <text:p text:style-name="P20">DIIS en level shiften worden toegelicht (groen).</text:p>
        </text:list-item>
        <text:list-item>
          <text:p text:style-name="P17">omdat je diis in je tabellen gebruikt moet je het wel uitleggen</text:p>
          <text:p text:style-name="P20">DIIS en level shiften worden toegelicht (groen).</text:p>
        </text:list-item>
        <text:list-item>
          <text:p text:style-name="P17">ref voor 6-31g</text:p>
          <text:p text:style-name="P20">Referenties voor 6-31G basisset toegevoegd (groen).</text:p>
        </text:list-item>
      </text:list>
      <text:p text:style-name="P2"/>
      <text:p text:style-name="P7">Vragen naar aanleiding van 2.6 Outlook</text:p>
      <text:list xml:id="list956003875" text:continue-list="list1709337269" text:style-name="L5">
        <text:list-item text:start-value="1">
          <text:p text:style-name="P17">in de outlook: De eigenwaarden van welke hamiltoniaan ??</text:p>
          <text:p text:style-name="P20">Ik bedoel niet een Hamiltoniaan, maar een 1-electron operator op MO basis (paars).</text:p>
        </text:list-item>
      </text:list>
      <text:p text:style-name="P4"/>
      <text:p text:style-name="P10">Algemeen geef je heel veel losse kreten, zonder te verduidelijken.</text:p>
      <text:p text:style-name="P11">Iik ben bang dst er nog meer van dit soort dingen zijn, die je zelf moet vinden; </text:p>
      <text:p text:style-name="P11">k ben eigenlijk niet van plan om hoofdstuk 3 en 4 ook weer met een kammetje</text:p>
      <text:p text:style-name="P11">door te gaan; Ik vind dat je deze opmerkingen moet doortrekken naar jouw andere hoofdstukken.</text:p>
      <text:p text:style-name="P11">Zorgwekken vind ik dat er nog steeds fouten in formules zitten.</text:p>
      <text:p text:style-name="P11">Tenslote</text:p>
      <text:p text:style-name="P11">Je moet je afvragen voor wie je dit schrijft en wat je wilt dat de lezer ervan oppikt</text:p>
      <text:p text:style-name="P11">Kortom. wat wil je nu eigenlijk zeggen en leg uit wat je zegt.</text:p>
      <text:p text:style-name="P11">Jo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HBJGFC+NimbusRomNo9L-Medi" svg:font-family="HBJGFC+NimbusRomNo9L-Medi"/>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Jeroen Engelberts</meta:initial-creator>
    <meta:creation-date>2009-02-14T19:46:40</meta:creation-date>
    <dc:creator>Jeroen Engelberts</dc:creator>
    <dc:date>2009-11-26T09:23:10</dc:date>
    <meta:editing-cycles>136</meta:editing-cycles>
    <meta:editing-duration>PT08H49M19S</meta:editing-duration>
    <meta:document-statistic meta:table-count="0" meta:image-count="0" meta:object-count="0" meta:page-count="6" meta:paragraph-count="149" meta:word-count="2921" meta:character-count="16847"/>
    <meta:user-defined meta:name="Info 1"/>
    <meta:user-defined meta:name="Info 2"/>
    <meta:user-defined meta:name="Info 3"/>
    <meta:user-defined meta:name="Info 4"/>
  </office:meta>
</office:document-meta>
</file>